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margin-top="0.1181in" fo:margin-bottom="0.0398in" style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1f2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ext:h text:style-name="P1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293126744080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==True&quot;">&lt;if test="o.toric==True"&gt;</text:text-input><text:span text:style-name="T9">Repérage de l’axe horizontal à l’aide d’un rapporteur à bulle, en position assise</text:span><text:span text:style-name="T9"><text:text-input text:description="&lt;/if&gt;">endif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293126745584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11T07:39:25.147944425</dc:date>
    <meta:editing-duration>PT11H47M53S</meta:editing-duration>
    <meta:editing-cycles>182</meta:editing-cycles>
    <meta:document-statistic meta:table-count="2" meta:image-count="0" meta:object-count="0" meta:page-count="1" meta:paragraph-count="56" meta:word-count="372" meta:character-count="2276" meta:non-whitespace-character-count="2037"/>
  </office:meta>
</office:document-meta>
</file>